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Serif Pro Light1" svg:font-family="'Source Serif Pro Light'" style:font-family-generic="roman"/>
    <style:font-face style:name="Lucida Sans1" svg:font-family="'Lucida Sans'" style:font-family-generic="swiss"/>
    <style:font-face style:name="Source Serif Pro Light"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P1" style:family="paragraph" style:parent-style-name="Standard">
      <style:text-properties style:font-name="Source Serif Pro Light"/>
    </style:style>
    <style:style style:name="P2" style:family="paragraph" style:parent-style-name="Text_20_body">
      <style:paragraph-properties fo:text-align="end" style:justify-single-word="false"/>
      <style:text-properties style:font-name="Source Serif Pro Light"/>
    </style:style>
    <style:style style:name="P3" style:family="paragraph" style:parent-style-name="Table_20_Contents">
      <style:text-properties style:font-name="Source Serif Pro Light"/>
    </style:style>
    <style:style style:name="P4" style:family="paragraph" style:parent-style-name="Table_20_Contents">
      <style:paragraph-properties fo:text-align="center" style:justify-single-word="false"/>
      <style:text-properties style:font-name="Source Serif Pro Light"/>
    </style:style>
    <style:style style:name="P5" style:family="paragraph" style:parent-style-name="Standard">
      <style:text-properties style:font-name="Source Serif Pro Light"/>
    </style:style>
    <style:style style:name="P6" style:family="paragraph" style:parent-style-name="Standard" style:list-style-name="L1">
      <style:text-properties style:font-name="Source Serif Pro Light"/>
    </style:style>
    <style:style style:name="P7" style:family="paragraph" style:parent-style-name="Standard">
      <style:text-properties style:font-name="Source Serif Pro Light" fo:font-style="normal" style:font-style-asian="normal" style:font-style-complex="normal"/>
    </style:style>
    <style:style style:name="P8" style:family="paragraph" style:parent-style-name="Standard">
      <style:text-properties style:font-name="Source Serif Pro Light" fo:font-size="10pt" fo:font-style="normal" style:font-size-asian="10pt" style:font-style-asian="normal" style:font-size-complex="10pt" style:font-style-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per 58%" fo:font-style="normal" fo:font-weight="normal" style:font-style-asian="normal" style:font-weight-asian="normal" style:font-style-complex="normal" style:font-weight-complex="normal"/>
    </style:style>
    <style:style style:name="T4" style:family="text">
      <style:text-properties style:text-position="super 58%" style:font-name="Source Serif Pro Light1" fo:font-style="normal" fo:font-weight="normal" style:font-style-asian="normal" style:font-weight-asian="normal" style:font-style-complex="normal" style:font-weight-complex="normal"/>
    </style:style>
    <style:style style:name="T5" style:family="text">
      <style:text-properties style:text-position="super 58%" style:font-name="Source Serif Pro Light1" fo:font-style="normal" fo:font-weight="normal" style:font-name-asian="Source Serif Pro Light1" style:font-style-asian="normal" style:font-weight-asian="normal" style:font-name-complex="Source Serif Pro Light1" style:font-style-complex="normal" style:font-weight-complex="normal"/>
    </style:style>
    <style:style style:name="T6" style:family="text">
      <style:text-properties style:text-position="super 58%" style:font-name="Source Serif Pro Light1" fo:font-weight="normal" style:font-name-asian="Source Serif Pro Light1" style:font-weight-asian="normal" style:font-name-complex="Source Serif Pro Light1" style:font-weight-complex="normal"/>
    </style:style>
    <style:style style:name="T7" style:family="text">
      <style:text-properties style:font-name="Source Serif Pro Light1" fo:font-weight="normal" style:font-weight-asian="normal" style:font-weight-complex="normal"/>
    </style:style>
    <style:style style:name="T8" style:family="text">
      <style:text-properties style:font-name="Source Serif Pro Light1" fo:font-weight="normal" style:font-name-asian="Source Serif Pro Light1" style:font-weight-asian="normal" style:font-name-complex="Source Serif Pro Light1" style:font-weight-complex="normal"/>
    </style:style>
    <style:style style:name="T9" style:family="text">
      <style:text-properties style:font-name="Source Serif Pro Light1" fo:font-style="normal" fo:font-weight="normal" style:font-style-asian="normal" style:font-weight-asian="normal" style:font-style-complex="normal" style:font-weight-complex="normal"/>
    </style:style>
    <style:style style:name="T10" style:family="text">
      <style:text-properties style:font-name="Source Serif Pro Light1" fo:font-style="normal" fo:font-weight="normal" style:font-name-asian="Source Serif Pro Light1" style:font-style-asian="normal" style:font-weight-asian="normal" style:font-name-complex="Source Serif Pro Light1" style:font-style-complex="normal" style:font-weight-complex="normal"/>
    </style:style>
    <style:style style:name="T11" style:family="text">
      <style:text-properties style:font-name="Source Serif Pro Light1" fo:font-style="italic" fo:font-weight="normal" style:font-name-asian="Source Serif Pro Light1" style:font-style-asian="italic" style:font-weight-asian="normal" style:font-name-complex="Source Serif Pro Light1" style:font-style-complex="italic" style:font-weight-complex="normal"/>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style:font-name-asian="SimSun" style:font-style-asian="italic" style:font-weight-asian="normal" style:font-name-complex="Lucida Sans" style:font-style-complex="italic"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style:font-name-asian="SimSun" style:font-style-asian="normal" style:font-weight-asian="normal" style:font-name-complex="Lucida Sans" style:font-style-complex="normal" style:font-weight-complex="normal"/>
    </style:style>
    <style:style style:name="T17" style:family="text">
      <style:text-properties fo:font-style="normal" fo:font-weight="normal" style:font-name-asian="Source Serif Pro Light1" style:font-style-asian="normal" style:font-weight-asian="normal" style:font-name-complex="Source Serif Pro Light1" style:font-style-complex="normal" style:font-weight-complex="normal"/>
    </style:style>
    <style:style style:name="T18" style:family="text">
      <style:text-properties style:text-position="sub 58%" fo:font-style="normal" fo:font-weight="normal" style:font-style-asian="normal" style:font-weight-asian="normal" style:font-style-complex="normal" style:font-weight-complex="normal"/>
    </style:style>
    <style:style style:name="T19" style:family="text">
      <style:text-properties style:text-position="sub 58%" style:font-name="Source Serif Pro Light1" fo:font-style="normal" fo:font-weight="normal" style:font-style-asian="normal" style:font-weight-asian="normal" style:font-style-complex="normal" style:font-weight-complex="normal"/>
    </style:style>
    <style:style style:name="T20" style:family="text">
      <style:text-properties style:text-position="sub 58%" style:font-name="Source Serif Pro Light1" fo:font-style="normal" fo:font-weight="normal" style:font-name-asian="Source Serif Pro Light1" style:font-style-asian="normal" style:font-weight-asian="normal" style:font-name-complex="Source Serif Pro Light1" style:font-style-complex="normal" style:font-weight-complex="normal"/>
    </style:style>
    <style:style style:name="T21" style:family="text">
      <style:text-properties style:text-position="sub 58%" style:font-name="Source Serif Pro Light1" fo:font-weight="normal" style:font-name-asian="Source Serif Pro Light1" style:font-weight-asian="normal" style:font-name-complex="Source Serif Pro Light1"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etske Leroux – Bachelor en Sciences Informatiques 2<text:span text:style-name="T2">ème </text:span></text:p>
      <table:table table:name="Tableau1" table:style-name="Tableau1">
        <table:table-column table:style-name="Tableau1.A"/>
        <table:table-row>
          <table:table-cell table:style-name="Tableau1.A1" office:value-type="string">
            <text:p text:style-name="P3"/>
            <text:p text:style-name="P4">7. </text:p>
            <text:p text:style-name="P4">Explain the concentration properties of Euclidean norm applied to the random vectors: mean and variance. </text:p>
            <text:p text:style-name="P4">Why is it useful in practice</text:p>
            <text:p text:style-name="P3"/>
          </table:table-cell>
        </table:table-row>
      </table:table>
      <text:p text:style-name="P1"/>
      <text:p text:style-name="P1">Il existe deux transformations possibles :</text:p>
      <text:list xml:id="list8495476664364416272" text:style-name="L1">
        <text:list-item>
          <text:p text:style-name="P6">Transformation linéaire : x' = W<text:span text:style-name="T1">T</text:span>x + b </text:p>
        </text:list-item>
        <text:list-item>
          <text:p text:style-name="P6">Transformation non linéaire : x' =<text:span text:style-name="T12"> </text:span><text:span text:style-name="T7">σ</text:span><text:span text:style-name="T12">(W</text:span><text:span text:style-name="T2">T</text:span><text:span text:style-name="T12">x + b )</text:span></text:p>
        </text:list-item>
      </text:list>
      <text:p text:style-name="P1"><text:span text:style-name="T12"/></text:p>
      <text:p text:style-name="P1"><text:span text:style-name="T12">On peut comparer cette transformation non linéaire à une norme. </text:span></text:p>
      <text:p text:style-name="P1"><text:span text:style-name="T12">Soit X ~ </text:span><text:span text:style-name="T13">N</text:span><text:span text:style-name="T15">(0,I) avec X</text:span><text:span text:style-name="T18">1</text:span><text:span text:style-name="T15">,...,X</text:span><text:span text:style-name="T18">N</text:span><text:span text:style-name="T15"> des iid.</text:span></text:p>
      <text:p text:style-name="P1"><text:span text:style-name="T15"/></text:p>
      <text:p text:style-name="P1"><text:span text:style-name="T15">Si X suit la </text:span><text:span text:style-name="T13">N</text:span><text:span text:style-name="T15">(=,I) alors S</text:span><text:span text:style-name="T18">N</text:span><text:span text:style-name="T15">(X) = ||X||</text:span><text:span text:style-name="T3">2</text:span><text:span text:style-name="T18">2</text:span><text:span text:style-name="T15"> = X</text:span><text:span text:style-name="T3">2</text:span><text:span text:style-name="T18">1 </text:span><text:span text:style-name="T15">+...+X</text:span><text:span text:style-name="T3">2</text:span><text:span text:style-name="T18">N</text:span></text:p>
      <text:p text:style-name="P1"><text:span text:style-name="T15">S</text:span><text:span text:style-name="T18">N</text:span><text:span text:style-name="T15"> suit alors la loi Chi-Square avec N degré de liberté. </text:span></text:p>
      <text:p text:style-name="P1"><text:span text:style-name="T15"/></text:p>
      <text:p text:style-name="P1"><text:span text:style-name="T15">Si on multiplie I par </text:span><text:span text:style-name="T9">σ</text:span><text:span text:style-name="T4">2</text:span><text:span text:style-name="T15">, X va suivre la loi </text:span><text:span text:style-name="T13">N</text:span><text:span text:style-name="T15">(0,</text:span><text:span text:style-name="T9">σ</text:span><text:span text:style-name="T4">2</text:span><text:span text:style-name="T19">X </text:span><text:span text:style-name="T15">I) alors S</text:span><text:span text:style-name="T18">N</text:span><text:span text:style-name="T15">(X) = ||X||</text:span><text:span text:style-name="T3">2</text:span><text:span text:style-name="T18">2</text:span><text:span text:style-name="T15"> = X</text:span><text:span text:style-name="T3">2</text:span><text:span text:style-name="T18">1 </text:span><text:span text:style-name="T15">+...+X</text:span><text:span text:style-name="T3">2</text:span><text:span text:style-name="T18">N</text:span></text:p>
      <text:p text:style-name="P1"><text:span text:style-name="T15">S</text:span><text:span text:style-name="T18">N</text:span><text:span text:style-name="T15"> suit alors la loi Gamma <text:s/>avec N degré de liberté.</text:span></text:p>
      <text:p text:style-name="P1"><text:span text:style-name="T15"/></text:p>
      <text:p text:style-name="P1"><text:span text:style-name="T15">Chi-square est donc un cas particulier de la loi Gamma. </text:span></text:p>
      <text:p text:style-name="P1"><text:span text:style-name="T15"/></text:p>
      <text:p text:style-name="P1"><text:span text:style-name="T15">Soit l'espérance : E[||X||</text:span><text:span text:style-name="T3">2</text:span><text:span text:style-name="T18">2</text:span><text:span text:style-name="T15">] = E[X</text:span><text:span text:style-name="T3">2</text:span><text:span text:style-name="T18">1 </text:span><text:span text:style-name="T15">+...+X</text:span><text:span text:style-name="T3">2</text:span><text:span text:style-name="T18">N</text:span><text:span text:style-name="T15">] = N dans le premier cas (Chi-square) et vaut N</text:span><text:span text:style-name="T9">σ</text:span><text:span text:style-name="T4">2</text:span><text:span text:style-name="T19">X</text:span><text:span text:style-name="T15"> dans le deuxième cas.</text:span></text:p>
      <text:p text:style-name="P1"><text:span text:style-name="T15"/></text:p>
      <text:p text:style-name="P1"><text:span text:style-name="T15">Soit la variance : Var(||X||</text:span><text:span text:style-name="T18">2</text:span><text:span text:style-name="T15">) = E[(||X||</text:span><text:span text:style-name="T3">2</text:span><text:span text:style-name="T18">2</text:span><text:span text:style-name="T15">)</text:span><text:span text:style-name="T3">2</text:span><text:span text:style-name="T15">] – E[||X||</text:span><text:span text:style-name="T3">2</text:span><text:span text:style-name="T18">2</text:span><text:span text:style-name="T15">]</text:span><text:span text:style-name="T3">2</text:span></text:p>
      <text:p text:style-name="P1"><text:span text:style-name="T15">On a dans le premier cas : Var() = N(N+2) – N</text:span><text:span text:style-name="T3">2</text:span><text:span text:style-name="T15"> = 2N</text:span></text:p>
      <text:p text:style-name="P1"><text:span text:style-name="T15">Dans le deuxième cas : 2N</text:span><text:span text:style-name="T9">σ</text:span><text:span text:style-name="T4">4</text:span><text:span text:style-name="T19">X </text:span></text:p>
      <text:p text:style-name="P1"><text:span text:style-name="T15"/></text:p>
      <text:p text:style-name="P1"><text:span text:style-name="T15">Quand on s'intéresse à la concentration des vecteurs, il est intéressant de calculer </text:span><text:span text:style-name="T13">Mean/</text:span><text:span text:style-name="T11">√</text:span><text:span text:style-name="T14">Var </text:span><text:span text:style-name="T16">:</text:span></text:p>
      <text:p text:style-name="P1"><text:span text:style-name="T16">Premier cas : N/</text:span><text:span text:style-name="T10">√2N = √N/2</text:span></text:p>
      <text:p text:style-name="P1"><text:span text:style-name="T10">Deuxième cas : </text:span><text:span text:style-name="T16">N/</text:span><text:span text:style-name="T10">√</text:span><text:span text:style-name="T17">2N</text:span><text:span text:style-name="T10">σ</text:span><text:span text:style-name="T5">4</text:span><text:span text:style-name="T20">X </text:span><text:span text:style-name="T10"><text:s/>= √N/2</text:span></text:p>
      <text:p text:style-name="P1"><text:span text:style-name="T10"/></text:p>
      <text:p text:style-name="P1"><text:span text:style-name="T10">On remarque que l'espérance grandit plus vite que la variance. </text:span><text:span text:style-name="T11">Exemple. </text:span></text:p>
      <text:p text:style-name="P7"><text:span text:style-name="T8">Donc plus N est grand, plus l’espérance sera décalée (la norme moyenne sera plus grande) mais la variance croit beaucoup moins vite que l’espérance. Donc la majorité des vecteurs générés auront la même norme. Les valeurs seront concentrées au même endroit. Ceci est clairement une propriété de la loi faible des grands nombres en action*. De plus, on remarque que cette propriété apparaît dans les deux cas (N(0,I) et N(0,σ</text:span><text:span text:style-name="T6">2 </text:span><text:span text:style-name="T21">X</text:span><text:span text:style-name="T8">I) ) car elles ont le même rapport ( Mean √Variance).</text:span></text:p>
      <text:p text:style-name="P7"><text:span text:style-name="T8"/></text:p>
      <text:p text:style-name="P8"><text:soft-page-break/><text:span text:style-name="T8">*La loi des grands nombres repose sur une convergence en probabilité, c’est-à-dire qu’elle aﬃrme que parmi tous les échantillons de valeurs possibles, ceux dont la s’éloignant de la moyenne sont rares, et que cette rareté s’accentue avec la taille de l’échantillon.</text:span></text:p>
      <text:p text:style-name="P7"><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Serif Pro Light1" svg:font-family="'Source Serif Pro Light'" style:font-family-generic="roman"/>
    <style:font-face style:name="Lucida Sans1" svg:font-family="'Lucida Sans'" style:font-family-generic="swiss"/>
    <style:font-face style:name="Source Serif Pro Light"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etske L</meta:initial-creator>
    <meta:creation-date>2020-06-19T13:56:13.88</meta:creation-date>
    <dc:date>2020-06-25T09:01:00.81</dc:date>
    <dc:creator>Oetske L</dc:creator>
    <meta:editing-duration>PT4H1M56S</meta:editing-duration>
    <meta:editing-cycles>6</meta:editing-cycles>
    <meta:generator>OpenOffice/4.1.4$Win32 OpenOffice.org_project/414m5$Build-9788</meta:generator>
    <meta:document-statistic meta:table-count="1" meta:image-count="0" meta:object-count="0" meta:page-count="2" meta:paragraph-count="24" meta:word-count="348" meta:character-count="1967"/>
  </office:meta>
</office:document-meta>
</file>